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center" style:justify-single-word="false"/>
      <style:text-properties style:font-name="Cantarell" fo:font-size="24pt" fo:font-weight="bold" officeooo:rsid="0015b70d" officeooo:paragraph-rsid="0036d1c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10pt" officeooo:rsid="0015b70d" officeooo:paragraph-rsid="0015b70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0pt" officeooo:rsid="0015b70d" officeooo:paragraph-rsid="003f5b27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fo:font-weight="bold" officeooo:rsid="0015b70d" officeooo:paragraph-rsid="0015b70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4pt" fo:font-weight="bold" officeooo:rsid="0015b70d" officeooo:paragraph-rsid="0015b70d" style:font-size-asian="3.5pt" style:font-weight-asian="bold" style:font-size-complex="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4pt" fo:font-style="italic" fo:font-weight="normal" officeooo:rsid="002113b0" officeooo:paragraph-rsid="0015b70d" style:font-size-asian="4pt" style:font-style-asian="italic" style:font-weight-asian="normal" style:font-size-complex="4pt" style:font-style-complex="italic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9228d" officeooo:paragraph-rsid="003f5b27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8cd1d" officeooo:paragraph-rsid="0028cd1d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88ef0" officeooo:paragraph-rsid="001762d8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3cae2a" style:font-size-asian="3.5pt" style:font-style-asian="italic" style:font-weight-asian="normal" style:font-size-complex="4pt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388b6a" style:font-size-asian="3.5pt" style:font-style-asian="italic" style:font-weight-asian="normal" style:font-size-complex="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1cf7e6" style:font-size-asian="3.5pt" style:font-style-asian="italic" style:font-weight-asian="normal" style:font-size-complex="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weight="bold" officeooo:rsid="0016db41" officeooo:paragraph-rsid="0016db41" style:font-size-asian="3.5pt" style:font-weight-asian="bold" style:font-size-complex="4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weight="bold" officeooo:rsid="0016db41" officeooo:paragraph-rsid="003a33fc" style:font-size-asian="3.5pt" style:font-weight-asian="bold" style:font-size-complex="4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officeooo:rsid="0016db41" officeooo:paragraph-rsid="0016db41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officeooo:rsid="0016db41" officeooo:paragraph-rsid="003a33f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1b2484" officeooo:paragraph-rsid="001b2484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28cd1d" officeooo:paragraph-rsid="0028cd1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28cd1d" officeooo:paragraph-rsid="003f5b27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officeooo:rsid="001b63c9" officeooo:paragraph-rsid="00388b6a" style:font-size-asian="10pt" style:font-style-asian="italic" style:font-size-complex="10pt" style:font-style-complex="italic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1e0478" officeooo:paragraph-rsid="001f29f4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3b3ddb" officeooo:paragraph-rsid="003b3ddb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3cae2a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036d1c5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weight="bold" officeooo:rsid="0015b70d" officeooo:paragraph-rsid="0036d1c5" style:font-size-asian="10pt" style:font-weight-asian="bold" style:font-size-complex="10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style="italic" fo:font-weight="normal" officeooo:rsid="001e0478" officeooo:paragraph-rsid="0059e54e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88ef0" officeooo:paragraph-rsid="0036d1c5" style:font-size-asian="4pt" style:font-style-asian="italic" style:font-weight-asian="normal" style:font-size-complex="4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893f5" officeooo:paragraph-rsid="0036d1c5" style:font-size-asian="4pt" style:font-style-asian="italic" style:font-weight-asian="normal" style:font-size-complex="4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3a33fc" officeooo:paragraph-rsid="003a33fc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normal" officeooo:rsid="00388b6a" officeooo:paragraph-rsid="00388b6a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normal" officeooo:rsid="0059e54e" officeooo:paragraph-rsid="0059e54e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style:font-name="Cantarell" fo:font-size="4pt" fo:font-style="normal" fo:font-weight="normal" officeooo:rsid="00491964" officeooo:paragraph-rsid="003b3ddb" style:font-name-asian="FontAwesome" style:font-size-asian="3.5pt" style:font-style-asian="normal" style:font-weight-asian="normal" style:font-name-complex="FontAwesome" style:font-size-complex="4pt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style="normal" fo:font-weight="normal" officeooo:rsid="00491964" officeooo:paragraph-rsid="003b3ddb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28cd1d" officeooo:paragraph-rsid="003f5b27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10pt" officeooo:rsid="0015b70d" officeooo:paragraph-rsid="001b63c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ntarell" officeooo:rsid="0015b70d" officeooo:paragraph-rsid="001b63c9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normal" officeooo:rsid="005dfeee" officeooo:paragraph-rsid="005dfeee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P38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556333"/>
    </style:style>
    <style:style style:name="P39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580d53"/>
    </style:style>
    <style:style style:name="P4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556333"/>
    </style:style>
    <style:style style:name="P4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56c4ec"/>
    </style:style>
    <style:style style:name="P4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580d53"/>
    </style:style>
    <style:style style:name="P4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paragraph-rsid="00580d53"/>
    </style:style>
    <style:style style:name="P44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556333" officeooo:paragraph-rsid="00556333"/>
    </style:style>
    <style:style style:name="P45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Cantarell" fo:font-size="10pt" fo:font-style="normal" fo:font-weight="normal" officeooo:rsid="0056c4ec" officeooo:paragraph-rsid="0056c4ec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15b70d"/>
    </style:style>
    <style:style style:name="P47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56c4ec"/>
    </style:style>
    <style:style style:name="P48" style:family="paragraph" style:parent-style-name="Standard" style:list-style-name="L6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580d53"/>
    </style:style>
    <style:style style:name="P49" style:family="paragraph" style:parent-style-name="Standard" style:list-style-name="L8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28cd1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db41" style:font-weight-asian="normal" style:font-weight-complex="normal"/>
    </style:style>
    <style:style style:name="T4" style:family="text">
      <style:text-properties fo:font-weight="normal" officeooo:rsid="002113b0" style:font-weight-asian="normal" style:font-weight-complex="normal"/>
    </style:style>
    <style:style style:name="T5" style:family="text">
      <style:text-properties fo:font-weight="normal" officeooo:rsid="002711d6" style:font-weight-asian="normal" style:font-weight-complex="normal"/>
    </style:style>
    <style:style style:name="T6" style:family="text">
      <style:text-properties fo:font-weight="normal" officeooo:rsid="003a33fc" style:font-weight-asian="normal" style:font-weight-complex="normal"/>
    </style:style>
    <style:style style:name="T7" style:family="text">
      <style:text-properties fo:font-weight="normal" officeooo:rsid="00543bc0" style:font-weight-asian="normal" style:font-weight-complex="normal"/>
    </style:style>
    <style:style style:name="T8" style:family="text">
      <style:text-properties fo:font-weight="normal" officeooo:rsid="00556333" style:font-weight-asian="normal" style:font-weight-complex="normal"/>
    </style:style>
    <style:style style:name="T9" style:family="text">
      <style:text-properties fo:font-weight="normal" style:font-name-asian="FontAwesome" style:font-weight-asian="normal" style:font-name-complex="FontAwesome" style:font-weight-complex="normal"/>
    </style:style>
    <style:style style:name="T10" style:family="text">
      <style:text-properties fo:font-weight="normal" officeooo:rsid="0029228d" style:font-name-asian="FontAwesome" style:font-weight-asian="normal" style:font-name-complex="FontAwesome" style:font-weight-complex="normal"/>
    </style:style>
    <style:style style:name="T11" style:family="text">
      <style:text-properties fo:font-weight="normal" officeooo:rsid="003c4d85" style:font-name-asian="FontAwesome" style:font-weight-asian="normal" style:font-name-complex="FontAwesome" style:font-weight-complex="normal"/>
    </style:style>
    <style:style style:name="T12" style:family="text">
      <style:text-properties officeooo:rsid="0016db4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7a4dc" style:font-weight-asian="bold" style:font-weight-complex="bold"/>
    </style:style>
    <style:style style:name="T15" style:family="text">
      <style:text-properties fo:font-style="italic" fo:font-weight="normal" officeooo:rsid="002113b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6d1c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name-asian="FontAwesome" style:font-style-asian="italic" style:font-weight-asian="normal" style:font-name-complex="FontAwesome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bffd7" style:font-style-asian="normal" style:font-style-complex="normal"/>
    </style:style>
    <style:style style:name="T20" style:family="text">
      <style:text-properties fo:font-style="normal" fo:font-weight="normal" officeooo:rsid="001b248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91964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a33fc" style:font-name-asian="FontAwesome" style:font-style-asian="normal" style:font-weight-asian="bold" style:font-name-complex="FontAwesome" style:font-style-complex="normal" style:font-weight-complex="bold"/>
    </style:style>
    <style:style style:name="T24" style:family="text">
      <style:text-properties fo:font-style="normal" fo:font-weight="bold" officeooo:rsid="00491964" style:font-name-asian="FontAwesome" style:font-style-asian="normal" style:font-weight-asian="bold" style:font-name-complex="FontAwesome" style:font-style-complex="normal" style:font-weight-complex="bold"/>
    </style:style>
    <style:style style:name="T25" style:family="text">
      <style:text-properties fo:font-style="normal" fo:font-weight="bold" officeooo:rsid="0059e54e" style:font-name-asian="FontAwesome" style:font-style-asian="normal" style:font-weight-asian="bold" style:font-name-complex="FontAwesome" style:font-style-complex="normal" style:font-weight-complex="bold"/>
    </style:style>
    <style:style style:name="T26" style:family="text">
      <style:text-properties fo:font-style="normal" officeooo:rsid="001f29f4" style:font-name-asian="FontAwesome" style:font-style-asian="normal" style:font-name-complex="FontAwesome" style:font-style-complex="normal"/>
    </style:style>
    <style:style style:name="T27" style:family="text">
      <style:text-properties style:font-name="FontAwesome" fo:font-style="normal" fo:font-weight="bold" officeooo:rsid="001b63c9" style:font-name-asian="FontAwesome" style:font-style-asian="normal" style:font-weight-asian="bold" style:font-name-complex="FontAwesome" style:font-style-complex="normal" style:font-weight-complex="bold"/>
    </style:style>
    <style:style style:name="T28" style:family="text">
      <style:text-properties style:font-name="FontAwesome" fo:font-style="normal" fo:font-weight="normal" officeooo:rsid="001b63c9" style:font-name-asian="FontAwesome" style:font-style-asian="normal" style:font-weight-asian="normal" style:font-name-complex="FontAwesome" style:font-style-complex="normal" style:font-weight-complex="normal"/>
    </style:style>
    <style:style style:name="T29" style:family="text">
      <style:text-properties style:font-name="FontAwesome" fo:font-size="10pt" fo:font-style="normal" fo:font-weight="bold" officeooo:rsid="001b63c9" style:font-name-asian="FontAwesome" style:font-size-asian="10pt" style:font-style-asian="normal" style:font-weight-asian="bold" style:font-name-complex="FontAwesome" style:font-size-complex="10pt" style:font-style-complex="normal" style:font-weight-complex="bold"/>
    </style:style>
    <style:style style:name="T30" style:family="text">
      <style:text-properties style:font-name="FontAwesome" fo:font-size="10pt" fo:font-style="normal" fo:font-weight="normal" officeooo:rsid="001b63c9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31" style:family="text">
      <style:text-properties style:font-name="FontAwesome" fo:font-size="8pt" fo:font-style="normal" fo:font-weight="normal" style:font-name-asian="FontAwesome" style:font-style-asian="normal" style:font-weight-asian="normal" style:font-name-complex="FontAwesome" style:font-style-complex="normal" style:font-weight-complex="normal"/>
    </style:style>
    <style:style style:name="T32" style:family="text">
      <style:text-properties style:font-name="FontAwesome" fo:font-size="8pt" fo:font-style="normal" officeooo:rsid="001b63c9" style:font-name-asian="FontAwesome" style:font-style-asian="normal" style:font-name-complex="FontAwesome" style:font-style-complex="normal"/>
    </style:style>
    <style:style style:name="T33" style:family="text">
      <style:text-properties style:font-name-asian="FontAwesome" style:font-name-complex="FontAwesome"/>
    </style:style>
    <style:style style:name="T34" style:family="text">
      <style:text-properties officeooo:rsid="001f29f4" style:font-name-asian="FontAwesome" style:font-name-complex="FontAwesome"/>
    </style:style>
    <style:style style:name="T35" style:family="text">
      <style:text-properties officeooo:rsid="002113b0" style:font-name-asian="FontAwesome" style:font-name-complex="FontAwesome"/>
    </style:style>
    <style:style style:name="T36" style:family="text">
      <style:text-properties officeooo:rsid="00516133" style:font-name-asian="FontAwesome" style:font-name-complex="FontAwesome"/>
    </style:style>
    <style:style style:name="T37" style:family="text">
      <style:text-properties fo:font-size="8pt" fo:font-style="normal" fo:font-weight="normal" style:font-name-asian="FontAwesome" style:font-style-asian="normal" style:font-weight-asian="normal" style:font-name-complex="FontAwesome" style:font-style-complex="normal" style:font-weight-complex="normal"/>
    </style:style>
    <style:style style:name="T38" style:family="text">
      <style:text-properties fo:font-size="8pt" fo:font-style="normal" fo:font-weight="normal" officeooo:rsid="00388b6a" style:font-name-asian="FontAwesome" style:font-style-asian="normal" style:font-weight-asian="normal" style:font-name-complex="FontAwesome" style:font-style-complex="normal" style:font-weight-complex="normal"/>
    </style:style>
    <style:style style:name="T39" style:family="text">
      <style:text-properties fo:font-size="8pt" fo:font-style="normal" fo:font-weight="normal" officeooo:rsid="00388b6a" style:font-style-asian="normal" style:font-weight-asian="normal" style:font-style-complex="normal" style:font-weight-complex="normal"/>
    </style:style>
    <style:style style:name="T40" style:family="text">
      <style:text-properties fo:font-size="8pt" fo:font-style="normal" fo:font-weight="normal" officeooo:rsid="003c4d85" style:font-style-asian="normal" style:font-weight-asian="normal" style:font-style-complex="normal" style:font-weight-complex="normal"/>
    </style:style>
    <style:style style:name="T41" style:family="text">
      <style:text-properties fo:font-size="8pt" fo:font-style="normal" fo:font-weight="normal" officeooo:rsid="00556333" style:font-size-asian="8pt" style:font-style-asian="normal" style:font-weight-asian="normal" style:font-size-complex="8pt" style:font-style-complex="normal" style:font-weight-complex="normal"/>
    </style:style>
    <style:style style:name="T42" style:family="text">
      <style:text-properties fo:font-size="8pt" fo:font-style="normal" officeooo:rsid="001b63c9" style:font-name-asian="FontAwesome" style:font-style-asian="normal" style:font-name-complex="FontAwesome" style:font-style-complex="normal"/>
    </style:style>
    <style:style style:name="T43" style:family="text">
      <style:text-properties fo:font-size="8pt" fo:font-style="normal" officeooo:rsid="001f29f4" style:font-name-asian="FontAwesome" style:font-style-asian="normal" style:font-name-complex="FontAwesome" style:font-style-complex="normal"/>
    </style:style>
    <style:style style:name="T44" style:family="text">
      <style:text-properties fo:font-size="8pt" fo:font-style="normal" officeooo:rsid="00491964" style:font-name-asian="FontAwesome" style:font-style-asian="normal" style:font-name-complex="FontAwesome" style:font-style-complex="normal"/>
    </style:style>
    <style:style style:name="T45" style:family="text">
      <style:text-properties fo:font-size="8pt" fo:font-style="normal" officeooo:rsid="00537bc0" style:font-name-asian="FontAwesome" style:font-style-asian="normal" style:font-name-complex="FontAwesome" style:font-style-complex="normal"/>
    </style:style>
    <style:style style:name="T46" style:family="text">
      <style:text-properties fo:font-size="8pt" fo:font-style="normal" officeooo:rsid="0059e54e" style:font-name-asian="FontAwesome" style:font-style-asian="normal" style:font-name-complex="FontAwesome" style:font-style-complex="normal"/>
    </style:style>
    <style:style style:name="T47" style:family="text">
      <style:text-properties fo:font-size="8pt" fo:font-weight="normal" officeooo:rsid="001cf7e6" style:font-weight-asian="normal" style:font-weight-complex="normal"/>
    </style:style>
    <style:style style:name="T48" style:family="text">
      <style:text-properties fo:font-size="8pt" officeooo:rsid="001f29f4" style:font-name-asian="FontAwesome" style:font-name-complex="FontAwesome"/>
    </style:style>
    <style:style style:name="T49" style:family="text">
      <style:text-properties officeooo:rsid="003b3ddb"/>
    </style:style>
    <style:style style:name="T50" style:family="text">
      <style:text-properties officeooo:rsid="00538a72"/>
    </style:style>
    <style:style style:name="T51" style:family="text">
      <style:text-properties style:font-name="Cantarel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Cantarell" fo:font-size="10pt" fo:font-style="normal" fo:font-weight="normal" officeooo:rsid="00188ef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Cantarell" fo:font-size="10pt" fo:font-style="normal" fo:font-weight="normal" officeooo:rsid="0047a4dc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Cantarell" fo:font-size="10pt" fo:font-style="normal" fo:font-weight="normal" officeooo:rsid="0036d1c5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font-name="Cantarell" fo:font-size="10pt" fo:font-style="normal" fo:font-weight="normal" officeooo:rsid="004182e1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Cantarell" fo:font-size="10pt" fo:font-style="normal" fo:font-weight="normal" officeooo:rsid="004af4ed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Cantarell" fo:font-size="10pt" fo:font-style="normal" fo:font-weight="normal" officeooo:rsid="00556333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font-name="Cantarell" fo:font-size="10pt" fo:font-style="normal" fo:font-weight="normal" officeooo:rsid="0028cd1d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font-name="Cantarell" fo:font-size="10pt" fo:font-style="normal" fo:font-weight="normal" officeooo:rsid="002893f5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font-name="Cantarell" fo:font-size="10pt" fo:font-style="normal" fo:font-weight="normal" officeooo:rsid="003e5de1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font-name="Cantarell" fo:font-size="10pt" fo:font-style="normal" fo:font-weight="normal" officeooo:rsid="001b63c9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font-name="Cantarell" fo:font-size="10pt" fo:font-style="normal" fo:font-weight="normal" officeooo:rsid="0042aaae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Cantarell" fo:font-size="10pt" fo:font-style="normal" fo:font-weight="normal" officeooo:rsid="0016db41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Cantarell" fo:font-size="10pt" fo:font-style="normal" fo:font-weight="normal" officeooo:rsid="0056c4ec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Cantarell" fo:font-size="10pt" fo:font-style="normal" fo:font-weight="normal" officeooo:rsid="003a33fc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font-name="Cantarell" fo:font-size="10pt" fo:font-style="normal" fo:font-weight="normal" officeooo:rsid="00580d53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font-name="Cantarell" fo:font-size="10pt" fo:font-style="normal" fo:font-weight="normal" officeooo:rsid="0029228d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68" style:family="text">
      <style:text-properties style:font-name="Cantarell" fo:font-size="10pt" fo:font-style="normal" fo:font-weight="normal" officeooo:rsid="004aaa83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69" style:family="text">
      <style:text-properties style:font-name="Cantarell" fo:font-size="10pt" fo:font-style="normal" fo:font-weight="normal" officeooo:rsid="003c4d85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0" style:family="text">
      <style:text-properties style:font-name="Cantarell" fo:font-size="10pt" fo:font-style="normal" fo:font-weight="normal" officeooo:rsid="003cae2a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1" style:family="text">
      <style:text-properties style:font-name="Cantarell" fo:font-size="10pt" fo:font-style="normal" fo:font-weight="normal" officeooo:rsid="003f5b27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2" style:family="text">
      <style:text-properties style:font-name="Cantarell" fo:font-size="10pt" fo:font-style="normal" fo:font-weight="normal" officeooo:rsid="00580d53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3" style:family="text">
      <style:text-properties style:font-name="Cantarell" fo:font-size="10pt" fo:font-style="normal" fo:font-weight="normal" officeooo:rsid="0028cd1d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4" style:family="text">
      <style:text-properties style:font-name="Cantarell" fo:font-size="10pt" fo:font-style="normal" fo:font-weight="normal" officeooo:rsid="005acd0f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5" style:family="text">
      <style:text-properties style:font-name="Cantarell" fo:font-size="10pt" fo:font-style="normal" fo:font-weight="normal" officeooo:rsid="0042aaae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6" style:family="text">
      <style:text-properties style:font-name="Cantarell" fo:font-size="10pt" fo:font-style="normal" fo:font-weight="normal" officeooo:rsid="005dfeee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7" style:family="text">
      <style:text-properties style:font-name="Cantarell" fo:font-size="10pt" fo:font-style="normal" fo:font-weight="normal" officeooo:rsid="00491964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78" style:family="text">
      <style:text-properties style:font-name="Cantarell" fo:font-size="10pt" fo:font-weight="normal" officeooo:rsid="0016db41" style:font-size-asian="10pt" style:font-weight-asian="normal" style:font-size-complex="10pt" style:font-weight-complex="normal"/>
    </style:style>
    <style:style style:name="T79" style:family="text">
      <style:text-properties style:font-name="Cantarell" fo:font-size="10pt" fo:font-weight="normal" officeooo:rsid="00556333" style:font-size-asian="10pt" style:font-weight-asian="normal" style:font-size-complex="10pt" style:font-weight-complex="normal"/>
    </style:style>
    <style:style style:name="T80" style:family="text">
      <style:text-properties style:font-name="Cantarell" fo:font-size="10pt" fo:font-weight="bold" officeooo:rsid="0016db41" style:font-size-asian="10pt" style:font-weight-asian="bold" style:font-size-complex="10pt" style:font-weight-complex="bold"/>
    </style:style>
    <style:style style:name="T81" style:family="text">
      <style:text-properties style:font-name="Cantarell" fo:font-size="10pt" fo:font-style="italic" fo:font-weight="normal" officeooo:rsid="003b3ddb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T82" style:family="text">
      <style:text-properties officeooo:rsid="005acd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ck Kolb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<text:span text:style-name="T28"></text:span><text:span text:style-name="T27"> <text:s/></text:span>jackkolb.com</text:p>
          </table:table-cell>
          <table:table-cell table:style-name="Table1.A1" office:value-type="string">
            <text:p text:style-name="P36"><text:span text:style-name="T30"></text:span><text:span text:style-name="T29"> <text:s/></text:span><text:span text:style-name="T1">jack@jackkolb.com</text:span></text:p>
          </table:table-cell>
          <table:table-cell table:style-name="Table1.C1" office:value-type="string">
            <text:p text:style-name="P35"><text:span text:style-name="T28"></text:span><text:span text:style-name="T27"> <text:s/></text:span>github.com/jackkolb</text:p>
          </table:table-cell>
        </table:table-row>
      </table:table>
      <text:p text:style-name="P7"/>
      <text:p text:style-name="P3"><text:span text:style-name="T13">B.S. Honors Mechanical Engineering, UC Riverside <text:s/><text:tab/><text:tab/><text:tab/><text:tab/></text:span><text:span text:style-name="T2"><text:tab/></text:span><text:span text:style-name="T5">2016 – </text:span><text:span text:style-name="T4">2020 </text:span><text:span text:style-name="T41">(expected)</text:span></text:p>
      <text:p text:style-name="P37"><text:tab/>GPA: 3.70</text:p>
      <text:p text:style-name="P37"/>
      <text:p text:style-name="P4">Work <text:span text:style-name="T49">and Large-Scale Project</text:span> Experience</text:p>
      <text:p text:style-name="P5"/>
      <text:p text:style-name="P4"><text:tab/>UCR Autonomous Underwater Vehicle<text:span text:style-name="T18"><text:tab/><text:tab/></text:span><text:span text:style-name="T19">(UCR RoboSub)</text:span></text:p>
      <text:p text:style-name="P4"><text:span text:style-name="T20"><text:tab/><text:tab/></text:span><text:span text:style-name="T15">Large autonomous submarine </text:span><text:span text:style-name="T16">project </text:span><text:span text:style-name="T15">competing annually in the international RoboSub competition</text:span></text:p>
      <text:p text:style-name="P6"/>
      <text:p text:style-name="P24"><text:span text:style-name="T78"><text:tab/><text:tab/></text:span><text:span text:style-name="T80">Project Lead</text:span><text:span text:style-name="T78"><text:tab/><text:tab/><text:tab/><text:tab/><text:tab/><text:tab/><text:tab/><text:tab/><text:tab/>2018 – </text:span><text:span text:style-name="T79">present</text:span></text:p>
      <text:list xml:id="list355293811" text:style-name="L1">
        <text:list-item>
          <text:p text:style-name="P38"><text:span text:style-name="T53">E</text:span><text:span text:style-name="T55">stablished standardized</text:span><text:span text:style-name="T57"> administration, </text:span><text:span text:style-name="T55">documentation, </text:span><text:span text:style-name="T57">and </text:span><text:span text:style-name="T56">systems </text:span><text:span text:style-name="T55">engineering practices</text:span></text:p>
        </text:list-item>
        <text:list-item>
          <text:p text:style-name="P38"><text:span text:style-name="T66">Oversaw 25+ members in</text:span><text:span text:style-name="T55"> the development of a new submarine, from ideation to completion</text:span></text:p>
        </text:list-item>
        <text:list-item>
          <text:p text:style-name="P39"><text:span text:style-name="T66">Worked</text:span><text:span text:style-name="T52"> </text:span><text:span text:style-name="T66">with</text:span><text:span text:style-name="T52"> university department</text:span><text:span text:style-name="T54">s, </text:span><text:span text:style-name="T66">corporate sponsors,</text:span><text:span text:style-name="T52"> and student organization</text:span><text:span text:style-name="T54">s</text:span></text:p>
        </text:list-item>
        <text:list-item>
          <text:p text:style-name="P44"><text:span text:style-name="T55">L</text:span><text:span text:style-name="T51">ed STEM outreach to local high school and middle school students</text:span></text:p>
        </text:list-item>
        <text:list-item>
          <text:p text:style-name="P38"><text:span text:style-name="T53">E</text:span><text:span text:style-name="T52">xpand</text:span><text:span text:style-name="T54">ed</text:span><text:span text:style-name="T52"> the project into </text:span><text:span text:style-name="T53">the</text:span><text:span text:style-name="T55"> </text:span><text:span text:style-name="T54">premier</text:span><text:span text:style-name="T52"> student project at UCR, </text:span><text:span text:style-name="T53">winning “Best Project” in 2019</text:span></text:p>
        </text:list-item>
      </text:list>
      <text:p text:style-name="P27"/>
      <text:p text:style-name="P25"><text:span text:style-name="T2"><text:tab/><text:tab/></text:span><text:span text:style-name="T12">Mechanical Lead<text:tab/><text:tab/><text:tab/><text:tab/><text:tab/></text:span><text:span text:style-name="T3"><text:tab/><text:tab/><text:tab/>2017 – 201</text:span><text:span text:style-name="T7">9</text:span></text:p>
      <text:list xml:id="list199186281" text:style-name="L2">
        <text:list-item>
          <text:p text:style-name="P40"><text:span text:style-name="T52">Led a team of 10</text:span><text:span text:style-name="T58">+ </text:span><text:span text:style-name="T52">engineers in </text:span><text:span text:style-name="T59">d</text:span><text:span text:style-name="T52">eveloping </text:span><text:span text:style-name="T59">t</text:span><text:span text:style-name="T52">orpedo systems, </text:span><text:span text:style-name="T60">external battery pods, a WiFi-transmitting buoy,</text:span><text:span text:style-name="T52"> electrical</text:span><text:span text:style-name="T61"> housings, </text:span><text:span text:style-name="T52">and </text:span><text:span text:style-name="T57">mechanical components</text:span></text:p>
        </text:list-item>
        <text:list-item>
          <text:p text:style-name="P40"><text:span text:style-name="T53">P</text:span><text:span text:style-name="T59">resent</text:span><text:span text:style-name="T60">ed</text:span><text:span text:style-name="T52"> at outreach events, </text:span><text:span text:style-name="T59">manag</text:span><text:span text:style-name="T60">ed</text:span><text:span text:style-name="T52"> the project website and social media profiles</text:span></text:p>
        </text:list-item>
        <text:list-item>
          <text:p text:style-name="P40"><text:span text:style-name="T57">Created a “checklist” test procedure system, n</text:span><text:span text:style-name="T59">o </text:span><text:span text:style-name="T57">leaks</text:span><text:span text:style-name="T59"> for 50+ </text:span><text:span text:style-name="T62">water tests</text:span></text:p>
        </text:list-item>
      </text:list>
      <text:p text:style-name="P28"/>
      <text:p text:style-name="P4"><text:span text:style-name="T2"><text:tab/><text:tab/></text:span>Mechanical Team<text:tab/><text:span text:style-name="T2"><text:tab/><text:tab/><text:tab/><text:tab/><text:tab/><text:tab/><text:tab/></text:span><text:span text:style-name="T3">2016 – 2017</text:span></text:p>
      <text:list xml:id="list1479771408" text:style-name="L3">
        <text:list-item>
          <text:p text:style-name="P46"><text:span text:style-name="T57">Designed </text:span><text:span text:style-name="T64">submarine </text:span><text:span text:style-name="T57">endcaps </text:span><text:span text:style-name="T64">to meet structural/fatigue and watersealing requirements</text:span></text:p>
        </text:list-item>
        <text:list-item>
          <text:p text:style-name="P45">Designed modular electronics shelf, enabled passive cooling of electrical components</text:p>
        </text:list-item>
      </text:list>
      <text:p text:style-name="P9"/>
      <text:p text:style-name="P15"><text:span text:style-name="T2"><text:tab/></text:span><text:span text:style-name="T13">UCR Residential Life</text:span></text:p>
      <text:p text:style-name="P13"/>
      <text:p text:style-name="P15"><text:span text:style-name="T13"><text:tab/></text:span><text:span text:style-name="T2"><text:tab/></text:span><text:span text:style-name="T13">Resident Advisor</text:span><text:span text:style-name="T2"><text:tab/><text:tab/><text:tab/><text:tab/><text:tab/><text:tab/><text:tab/><text:tab/>2018 – </text:span><text:span text:style-name="T8">present</text:span></text:p>
      <text:list xml:id="list2540163327" text:style-name="L4">
        <text:list-item>
          <text:p text:style-name="P47"><text:span text:style-name="T55">Managed </text:span><text:span text:style-name="T63">a building of 70+ first-years </text:span><text:span text:style-name="T54">in UCR’s largest resident community</text:span></text:p>
        </text:list-item>
        <text:list-item>
          <text:p text:style-name="P41"><text:span text:style-name="T54">Engaged in emergency and crisis response, </text:span><text:span text:style-name="T64">intentioned </text:span><text:span text:style-name="T54">community development, first contact for personal an</text:span><text:span text:style-name="T64">d community</text:span><text:span text:style-name="T54"> conflicts, and </text:span><text:span text:style-name="T64">supporting</text:span><text:span text:style-name="T54"> social and academic success</text:span></text:p>
        </text:list-item>
        <text:list-item>
          <text:p text:style-name="P41"><text:span text:style-name="T54">Awarded MVP </text:span><text:span text:style-name="T64">in </text:span><text:span text:style-name="T66">20</text:span><text:span text:style-name="T54">19</text:span></text:p>
        </text:list-item>
      </text:list>
      <text:p text:style-name="P14"/>
      <text:p text:style-name="P16"><text:span text:style-name="T2"><text:tab/></text:span><text:span text:style-name="T14">Undergraduate Research<text:tab/><text:tab/></text:span><text:span text:style-name="T6"><text:tab/><text:tab/><text:tab/><text:tab/><text:tab/><text:tab/></text:span><text:span text:style-name="T2">2018 – </text:span><text:span text:style-name="T8">present</text:span></text:p>
      <text:list xml:id="list2827671571" text:style-name="L5">
        <text:list-item>
          <text:p text:style-name="P42"><text:span text:style-name="T62">D</text:span><text:span text:style-name="T65">evelop</text:span><text:span text:style-name="T62">ed</text:span><text:span text:style-name="T65"> a system </text:span><text:span text:style-name="T62">to</text:span><text:span text:style-name="T65"> </text:span><text:span text:style-name="T66">analyze</text:span><text:span text:style-name="T65"> </text:span><text:span text:style-name="T62">vibrations</text:span><text:span text:style-name="T65"> from electric motors </text:span><text:span text:style-name="T66">to</text:span><text:span text:style-name="T65"> predict </text:span><text:span text:style-name="T60">mechanical</text:span><text:span text:style-name="T65"> failure</text:span></text:p>
        </text:list-item>
        <text:list-item>
          <text:p text:style-name="P42"><text:span text:style-name="T53">W</text:span><text:span text:style-name="T65">orked with UCR’s research board to </text:span><text:span text:style-name="T62">apply</text:span><text:span text:style-name="T65"> the system on fume hoods across UCR</text:span></text:p>
        </text:list-item>
      </text:list>
      <text:p text:style-name="P29"/>
      <text:p text:style-name="P17"><text:span text:style-name="T82">Side-P</text:span>roject Experience</text:p>
      <text:p text:style-name="P10"/>
      <text:p text:style-name="P23"><text:span text:style-name="T81"><text:tab/></text:span><text:span text:style-name="T75">I love hacking, both in hackathons and </text:span><text:span text:style-name="T76">through side projects.</text:span><text:span text:style-name="T75"> </text:span><text:span text:style-name="T77">V</text:span><text:span text:style-name="T76">isit www.jackkolb.com <text:s/>for a complete portfolio.</text:span></text:p>
      <text:p text:style-name="P11"/>
      <text:p text:style-name="P20"><text:span text:style-name="T2"><text:tab/></text:span><text:span text:style-name="T22">Syncopate</text:span><text:span text:style-name="T21"><text:tab/><text:tab/><text:tab/><text:tab/><text:tab/></text:span><text:span text:style-name="T39">Python, </text:span><text:span text:style-name="T40">WSGI</text:span><text:span text:style-name="T47"><text:tab/><text:tab/><text:tab/><text:tab/></text:span><text:span text:style-name="T31"> </text:span><text:span text:style-name="T37"><text:s/>/</text:span><text:span text:style-name="T38">syncopate</text:span></text:p>
      <text:p text:style-name="P30">Distributed project load balancer, allows numerous computers to become nodes and connect with a central server to receive <text:span text:style-name="T50">projects to run</text:span>; <text:span text:style-name="T50">P</text:span>rojects are run continuously, with mechanisms to immediately redistribute projects from broken nodes using saved state variables</text:p>
      <text:p text:style-name="P12"/>
      <text:p text:style-name="P21"><text:span text:style-name="T34"><text:tab/></text:span><text:span text:style-name="T24">Firewatch</text:span><text:span text:style-name="T23"><text:tab/></text:span><text:span text:style-name="T43"><text:tab/></text:span><text:span text:style-name="T26"><text:tab/><text:tab/><text:tab/></text:span><text:span text:style-name="T43">Python, Raspberry Pi, </text:span><text:span text:style-name="T45">Flask, </text:span><text:span text:style-name="T44">HTML/CSS</text:span><text:span text:style-name="T48"><text:tab/><text:tab/></text:span><text:span text:style-name="T32"> <text:s/></text:span><text:span text:style-name="T42">/</text:span><text:span text:style-name="T44">firewatch</text:span></text:p>
      <text:p text:style-name="P33">Uses 400,000 data points on California’s wildfire history, vegetation, and precipitation to predict the likelihood of wildfires across California <text:span text:style-name="T82">using basic machine learning</text:span></text:p>
      <text:p text:style-name="P32"/>
      <text:p text:style-name="P26"><text:span text:style-name="T34"><text:tab/></text:span><text:span text:style-name="T25">ThreeCups</text:span><text:span text:style-name="T23"><text:tab/></text:span><text:span text:style-name="T43"><text:tab/></text:span><text:span text:style-name="T26"><text:tab/><text:tab/><text:tab/></text:span><text:span text:style-name="T43">Python, Raspberry Pi, </text:span><text:span text:style-name="T46">OpenCV</text:span><text:span text:style-name="T48"><text:tab/><text:tab/></text:span><text:span text:style-name="T32"> <text:s/></text:span><text:span text:style-name="T42">/</text:span><text:span text:style-name="T46">threecups</text:span></text:p>
      <text:p text:style-name="P31">Tracks the motions of three identical cups to solve the classic “<text:span text:style-name="T82">Three Cup Shuffle</text:span>” game</text:p>
      <text:p text:style-name="P22"/>
      <text:p text:style-name="P18"><text:span text:style-name="T36">Student </text:span><text:span text:style-name="T35">O</text:span><text:span text:style-name="T33">rganization Affiliations</text:span></text:p>
      <text:p text:style-name="P8"/>
      <text:p text:style-name="P19"><text:span text:style-name="T17"><text:tab/></text:span><text:span text:style-name="T33">Institute of Electrical and Electronics Engineers<text:tab/></text:span><text:span text:style-name="T9"><text:tab/></text:span><text:span text:style-name="T10">Member, Officer</text:span><text:span text:style-name="T9"><text:tab/><text:tab/>2016 – 20</text:span><text:span text:style-name="T11">20</text:span></text:p>
      <text:list xml:id="list845690450" text:style-name="L6">
        <text:list-item>
          <text:p text:style-name="P48"><text:span text:style-name="T73">Officer of UCR’s IEEE chapter, </text:span><text:span text:style-name="T67">showcased IEEE at outreach events, </text:span><text:span text:style-name="T72">aided </text:span><text:span text:style-name="T74">the </text:span><text:span text:style-name="T72">chapter’</text:span><text:span text:style-name="T74">s various activities</text:span></text:p>
        </text:list-item>
      </text:list>
      <text:list xml:id="list3376936554" text:style-name="L7">
        <text:list-item>
          <text:p text:style-name="P43"><text:span text:style-name="T72">L</text:span><text:span text:style-name="T68">ed</text:span><text:span text:style-name="T69"> technical workshops: Soldering; Arduino; Raspberry Pi, </text:span><text:span text:style-name="T72">ROS, </text:span><text:span text:style-name="T69">Internet of Things; 3D Printing</text:span></text:p>
        </text:list-item>
        <text:list-item>
          <text:p text:style-name="P43"><text:span text:style-name="T72">Worked with large competition </text:span><text:span text:style-name="T70">projects </text:span><text:span text:style-name="T72">to establish sustainable project management</text:span><text:span text:style-name="T71"> </text:span><text:span text:style-name="T72">practices</text:span></text:p>
        </text:list-item>
      </text:list>
      <text:p text:style-name="P7"/>
      <text:p text:style-name="P34"><text:span text:style-name="T33">American Society of Mechanical Engineers</text:span><text:span text:style-name="T9"><text:tab/><text:tab/></text:span><text:span text:style-name="T10">Member<text:tab/></text:span><text:span text:style-name="T9"><text:tab/><text:tab/>2016 – 20</text:span><text:span text:style-name="T11">20</text:span></text:p>
      <text:list xml:id="list3086410717" text:style-name="L8">
        <text:list-item>
          <text:p text:style-name="P49"><text:span text:style-name="T74">H</text:span><text:span text:style-name="T73">osted quarter-long weekly workshop</text:span><text:span text:style-name="T72">s</text:span><text:span text:style-name="T73"> preparing first-year mechanical engineers for success in their “weed-out” cours</text:span><text:span text:style-name="T68">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ontAwesome" svg:font-family="FontAwesome"/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8-08T14:04:43.723829748</meta:creation-date>
    <dc:date>2020-02-06T11:11:13.550715091</dc:date>
    <meta:editing-duration>PT2H20M17S</meta:editing-duration>
    <meta:editing-cycles>24</meta:editing-cycles>
    <meta:generator>LibreOffice/6.3.4.2.0$Linux_X86_64 LibreOffice_project/30$Build-2</meta:generator>
    <meta:document-statistic meta:table-count="1" meta:image-count="0" meta:object-count="0" meta:page-count="1" meta:paragraph-count="45" meta:word-count="456" meta:character-count="3309" meta:non-whitespace-character-count="2818"/>
  </office:meta>
</office:document-meta>
</file>